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da6c" officeooo:paragraph-rsid="0010da6c"/>
    </style:style>
    <style:style style:name="P2" style:family="paragraph" style:parent-style-name="Standard">
      <style:paragraph-properties fo:text-align="justify" style:justify-single-word="false"/>
      <style:text-properties officeooo:rsid="0010da6c" officeooo:paragraph-rsid="00121ff8"/>
    </style:style>
    <style:style style:name="P3" style:family="paragraph" style:parent-style-name="Standard">
      <style:paragraph-properties fo:text-align="justify" style:justify-single-word="false"/>
      <style:text-properties officeooo:rsid="0010da6c" officeooo:paragraph-rsid="00124c0b"/>
    </style:style>
    <style:style style:name="P4" style:family="paragraph" style:parent-style-name="Standard">
      <style:paragraph-properties fo:text-align="justify" style:justify-single-word="false"/>
      <style:text-properties officeooo:rsid="0010da6c" officeooo:paragraph-rsid="001bed31"/>
    </style:style>
    <style:style style:name="P5" style:family="paragraph" style:parent-style-name="Standard">
      <style:paragraph-properties fo:text-align="justify" style:justify-single-word="false"/>
      <style:text-properties officeooo:rsid="0010da6c" officeooo:paragraph-rsid="003250cc"/>
    </style:style>
    <style:style style:name="P6" style:family="paragraph" style:parent-style-name="Standard">
      <style:paragraph-properties fo:text-align="justify" style:justify-single-word="false"/>
      <style:text-properties officeooo:rsid="0010da6c" officeooo:paragraph-rsid="0037d25c"/>
    </style:style>
    <style:style style:name="P7" style:family="paragraph" style:parent-style-name="Standard">
      <style:paragraph-properties fo:text-align="justify" style:justify-single-word="false"/>
      <style:text-properties officeooo:rsid="00114272" officeooo:paragraph-rsid="0021479c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officeooo:paragraph-rsid="0010da6c"/>
    </style:style>
    <style:style style:name="P9" style:family="paragraph" style:parent-style-name="Standard">
      <style:paragraph-properties fo:text-align="justify" style:justify-single-word="false"/>
      <style:text-properties officeooo:paragraph-rsid="0010da6c"/>
    </style:style>
    <style:style style:name="P10" style:family="paragraph" style:parent-style-name="Standard">
      <style:paragraph-properties fo:text-align="justify" style:justify-single-word="false"/>
      <style:text-properties officeooo:rsid="003b15ea" officeooo:paragraph-rsid="003b15ea"/>
    </style:style>
    <style:style style:name="P11" style:family="paragraph" style:parent-style-name="Standard">
      <style:paragraph-properties fo:text-align="justify" style:justify-single-word="false"/>
      <style:text-properties officeooo:rsid="00403b2d" officeooo:paragraph-rsid="00403b2d"/>
    </style:style>
    <style:style style:name="T1" style:family="text">
      <style:text-properties officeooo:rsid="0010da6c"/>
    </style:style>
    <style:style style:name="T2" style:family="text">
      <style:text-properties officeooo:rsid="00124c0b"/>
    </style:style>
    <style:style style:name="T3" style:family="text">
      <style:text-properties fo:color="#000000" loext:opacity="100%"/>
    </style:style>
    <style:style style:name="T4" style:family="text">
      <style:text-properties fo:color="#55308d" loext:opacity="100%"/>
    </style:style>
    <style:style style:name="T5" style:family="text">
      <style:text-properties fo:color="#ff4000" loext:opacity="100%"/>
    </style:style>
    <style:style style:name="T6" style:family="text">
      <style:text-properties fo:color="#468a1a" loext:opacity="100%"/>
    </style:style>
    <style:style style:name="T7" style:family="text">
      <style:text-properties officeooo:rsid="001ec785"/>
    </style:style>
    <style:style style:name="T8" style:family="text">
      <style:text-properties officeooo:rsid="001ff3c2"/>
    </style:style>
    <style:style style:name="T9" style:family="text">
      <style:text-properties officeooo:rsid="0021479c"/>
    </style:style>
    <style:style style:name="T10" style:family="text">
      <style:text-properties officeooo:rsid="0022eab1"/>
    </style:style>
    <style:style style:name="T11" style:family="text">
      <style:text-properties officeooo:rsid="0025b838"/>
    </style:style>
    <style:style style:name="T12" style:family="text">
      <style:text-properties officeooo:rsid="0025ecf6"/>
    </style:style>
    <style:style style:name="T13" style:family="text">
      <style:text-properties officeooo:rsid="002887b5"/>
    </style:style>
    <style:style style:name="T14" style:family="text">
      <style:text-properties officeooo:rsid="002b6760"/>
    </style:style>
    <style:style style:name="T15" style:family="text">
      <style:text-properties officeooo:rsid="002e7dc5"/>
    </style:style>
    <style:style style:name="T16" style:family="text">
      <style:text-properties officeooo:rsid="00307077"/>
    </style:style>
    <style:style style:name="T17" style:family="text">
      <style:text-properties officeooo:rsid="0032380f"/>
    </style:style>
    <style:style style:name="T18" style:family="text">
      <style:text-properties officeooo:rsid="003250cc"/>
    </style:style>
    <style:style style:name="T19" style:family="text">
      <style:text-properties officeooo:rsid="00329c7b"/>
    </style:style>
    <style:style style:name="T20" style:family="text">
      <style:text-properties officeooo:rsid="003399c3"/>
    </style:style>
    <style:style style:name="T21" style:family="text">
      <style:text-properties officeooo:rsid="003535f7"/>
    </style:style>
    <style:style style:name="T22" style:family="text">
      <style:text-properties officeooo:rsid="003608cc"/>
    </style:style>
    <style:style style:name="T23" style:family="text">
      <style:text-properties officeooo:rsid="00360d93"/>
    </style:style>
    <style:style style:name="T24" style:family="text">
      <style:text-properties officeooo:rsid="0037d25c"/>
    </style:style>
    <style:style style:name="T25" style:family="text">
      <style:text-properties officeooo:rsid="00394abc"/>
    </style:style>
    <style:style style:name="T26" style:family="text">
      <style:text-properties officeooo:rsid="003dfc86"/>
    </style:style>
    <style:style style:name="T27" style:family="text">
      <style:text-properties officeooo:rsid="003f62ec"/>
    </style:style>
    <style:style style:name="T28" style:family="text">
      <style:text-properties officeooo:rsid="0041d597"/>
    </style:style>
    <style:style style:name="T29" style:family="text">
      <style:text-properties officeooo:rsid="0043f2b9"/>
    </style:style>
    <style:style style:name="T30" style:family="text">
      <style:text-properties officeooo:rsid="00459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amble:</text:p>
      <text:p text:style-name="P7"><text:span text:style-name="T7">What does it mean to know a word? </text:span><text:span text:style-name="T8">According to John Rupert Firth, “you shall know a word by the company it keeps” (1954). </text:span><text:span text:style-name="T9">This is the main idea behind d</text:span>istributional semantics, <text:span text:style-name="T9">where the distributional properties of word usage </text:span><text:span text:style-name="T10">reflect the meaning of words. </text:span><text:span text:style-name="T11">Vigliocco (2009) </text:span><text:span text:style-name="T12">presented a unified theory, based on distributional semantics, which posits that our semantic representations are develop from a “statistical combination of information from experience (sensory-motor &amp; affective) and linguistic information.” </text:span><text:span text:style-name="T13">The main implication of these theories of semantic representation is that word usage, which is governed by syntax, </text:span><text:span text:style-name="T14">will play a major role in informing our own semantic representations</text:span><text:span text:style-name="T13">.</text:span></text:p>
      <text:p text:style-name="P7"/>
      <text:p text:style-name="P2"/>
      <text:p text:style-name="P9"><text:span text:style-name="T1">Argument: </text:span><text:span text:style-name="T3">Semantic representation of verbs are impacted by their syntax.</text:span></text:p>
      <text:p text:style-name="P8"/>
      <text:p text:style-name="P8"><text:span text:style-name="T1">Premise 1: </text:span>If similarity judgments of verbs vary based on the subcategorization bias and number of senses, then our semantic representations of verbs are impacted by subcategorization bias and number of senses.</text:p>
      <text:p text:style-name="P8"><text:span text:style-name="T1">Premise 2: </text:span>Similarity judgments of verbs vary based on the subcategorization bias and number of senses.</text:p>
      <text:p text:style-name="P8"><text:span text:style-name="T1">Premise 3: </text:span>Semantic representations of verbs are impacted by subcategorization bias and number of senses.</text:p>
      <text:p text:style-name="P8"><text:span text:style-name="T1">Conclusion: </text:span>Semantic representations of verbs are impacted by their syntax.</text:p>
      <text:p text:style-name="P1"/>
      <text:p text:style-name="P5"><text:span text:style-name="T15">Regarding the first premise, s</text:span><text:span text:style-name="T2">imilarity judgments can </text:span><text:span text:style-name="T15">and often have been</text:span><text:span text:style-name="T2"> used to quantify some aspect of semantic representation. </text:span><text:span text:style-name="T16">For example, representational similarity analysis (Kriegeskorte, 200</text:span><text:span text:style-name="T17">8</text:span><text:span text:style-name="T16">) <text:s/></text:span><text:span text:style-name="T18">uses pairwise similarity between stimuli to generate representational similarity matrices, which second-order isomorphisms that abstract away from the format of the source material. </text:span><text:span text:style-name="T19">Likewise, in computational linguistics, most gold standards (Hill et al., </text:span><text:span text:style-name="T20">2015</text:span><text:span text:style-name="T19">; Gerz et al., </text:span><text:span text:style-name="T20">2016</text:span><text:span text:style-name="T19">) for evaluating computational models of semantics, like distributional semantics models, often will directly use (averaged) similarity ratings between word pairs.</text:span><text:span text:style-name="T2"> </text:span></text:p>
      <text:p text:style-name="P3"/>
      <text:p text:style-name="P6"><text:span text:style-name="T21">The second premise, at the moment, represents a gap in the literature. </text:span><text:span text:style-name="T22">I am hoping to run an experiment which would address this gap, where the subcategorization bias and number of senses from the verb pairs in SimVerb-3500 (Gerz et al., 2016) would be quantified using VerbNet and WordNet and then compared to the inter-annotater agreement of each pa</text:span><text:span text:style-name="T23">i</text:span><text:span text:style-name="T22">r. </text:span><text:span text:style-name="T25">A related previous study looked at</text:span><text:span text:style-name="T23"> the impact of verb </text:span><text:span text:style-name="T24">(subcategorization) </text:span><text:span text:style-name="T23">biases, which </text:span><text:span text:style-name="T25">their results </text:span><text:span text:style-name="T23">suggested that the syntactic structures embedded in linguistic experience impact our semantic representation (Ryskin et al., 2017). </text:span></text:p>
      <text:p text:style-name="P4"/>
      <text:p text:style-name="P10">Given the conditional statement in premise one, and that premise two is supported by future experimental research, premise three would follow by modus ponens. <text:span text:style-name="T26">Finally, based on a study by Levin (1993), the syntax of verbs can be formalized as their subcategorization bias, </text:span><text:span text:style-name="T27">which is also related to the number of senses</text:span><text:span text:style-name="T26">.</text:span></text:p>
      <text:p text:style-name="P1"/>
      <text:p text:style-name="P11">One main potential objection would be <text:span text:style-name="T28">to the first premise, regarding the idea that similarity judgments can be used to quantify semantic representation. </text:span><text:span text:style-name="T29">While similarity judgments </text:span><text:span text:style-name="T30">potentially reflect different aspects of word representations, they can also be potentially affected by the order of presentation or other factors. They also may not capture other word-word relationships, such as entailment environmen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09:26:14.489161506</meta:creation-date>
    <dc:date>2022-04-28T12:11:55.577459590</dc:date>
    <meta:editing-duration>PT2H45M17S</meta:editing-duration>
    <meta:editing-cycles>46</meta:editing-cycles>
    <meta:generator>LibreOffice/7.3.2.2$Linux_X86_64 LibreOffice_project/30$Build-2</meta:generator>
    <meta:document-statistic meta:table-count="0" meta:image-count="0" meta:object-count="0" meta:page-count="1" meta:paragraph-count="11" meta:word-count="475" meta:character-count="3246" meta:non-whitespace-character-count="2779"/>
  </office:meta>
</office:document-meta>
</file>